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tartFrom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Location</text:p>
          </table:table-cell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TTFF1</text:p>
          </table:table-cell>
          <table:table-cell office:value-type="string" calcext:value-type="string">
            <text:p>TTFF2</text:p>
          </table:table-cell>
          <table:table-cell office:value-type="string" calcext:value-type="string">
            <text:p>TTFF3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:heavy_exclamation_mark: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:white_check_mark: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:bangbang: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:white_check_mark: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:bangbang:</text:p>
          </table:table-cell>
          <table:table-cell office:value-type="float" office:value="590" calcext:value-type="float">
            <text:p>590</text:p>
          </table:table-cell>
          <table:table-cell office:value-type="float" office:value="367" calcext:value-type="float">
            <text:p>36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:white_check_mark: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:x: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3600*</text:p>
          </table:table-cell>
          <table:table-cell office:value-type="string" calcext:value-type="string">
            <text:p>7200*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:white_check_mark: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werCycl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/>
          <table:table-cell table:number-columns-repeated="3"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/>
          <table:table-cell table:number-columns-repeated="3"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Default" office:value-type="string" calcext:value-type="string">
            <text:p>*: Gave Up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H25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09:45:50.167341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Joseph</meta:initial-creator>
    <meta:creation-date>2015-02-14T15:14:46.812491543</meta:creation-date>
    <dc:date>2015-02-19T09:58:18.947501832</dc:date>
    <dc:creator>George Joseph</dc:creator>
    <meta:editing-duration>PT3H32M15S</meta:editing-duration>
    <meta:editing-cycles>18</meta:editing-cycles>
    <meta:generator>LibreOffice/4.3.5.2.0$Linux_X86_64 LibreOffice_project/430$Build-2</meta:generator>
    <meta:document-statistic meta:table-count="2" meta:cell-count="184" meta:object-count="0"/>
  </office:meta>
</office:document-meta>
</file>